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255cm" style:rel-column-width="27966*"/>
    </style:style>
    <style:style style:name="Таблица1.B" style:family="table-column">
      <style:table-column-properties style:column-width="9.745cm" style:rel-column-width="3756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4pt" fo:language="ru" fo:country="RU" style:font-size-asian="14pt" style:font-size-complex="14pt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font-weight="bold" style:font-weight-asian="bold" style:font-weight-complex="bold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text-properties fo:font-size="11pt" fo:language="en" fo:country="US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fo:font-size="10pt" style:font-size-asian="10pt" style:font-size-complex="10pt"/>
    </style:style>
    <style:style style:name="P12" style:family="paragraph" style:parent-style-name="Table_20_Contents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nsolas" style:font-name-asian="Consolas" style:font-name-complex="Consolas"/>
    </style:style>
    <style:style style:name="T5" style:family="text">
      <style:text-properties style:font-name="Consolas" fo:font-weight="bold" style:font-name-asian="Consolas" style:font-weight-asian="bold" style:font-name-complex="Consolas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команда</text:p>
          </table:table-cell>
          <table:table-cell table:style-name="Таблица1.B1" office:value-type="string">
            <text:p text:style-name="P1">вызов</text:p>
          </table:table-cell>
        </table:table-row>
        <table:table-row>
          <table:table-cell table:style-name="Таблица1.A2" table:number-columns-spanned="2" office:value-type="string">
            <text:p text:style-name="Table_20_Contents">Запускаем консоль <text:span text:style-name="T2">cmd</text:span>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Захожу в директорию <text:span text:style-name="T1">Sites</text:span></text:p>
          </table:table-cell>
          <table:table-cell table:style-name="Таблица1.A2" office:value-type="string">
            <text:p text:style-name="P3">cd C:\Sites</text:p>
          </table:table-cell>
        </table:table-row>
        <table:table-row>
          <table:table-cell table:style-name="Таблица1.A3" office:value-type="string">
            <text:p text:style-name="Table_20_Contents">Создаём новый проект </text:p>
          </table:table-cell>
          <table:table-cell table:style-name="Таблица1.A2" office:value-type="string">
            <text:p text:style-name="P3">rails new proga1</text:p>
          </table:table-cell>
        </table:table-row>
        <table:table-row>
          <table:table-cell table:style-name="Таблица1.A3" office:value-type="string">
            <text:p text:style-name="Table_20_Contents">Заходим в директорию проекта</text:p>
          </table:table-cell>
          <table:table-cell table:style-name="Таблица1.A2" office:value-type="string">
            <text:p text:style-name="P3">cd proga1</text:p>
          </table:table-cell>
        </table:table-row>
        <table:table-row>
          <table:table-cell table:style-name="Таблица1.A3" office:value-type="string">
            <text:p text:style-name="Table_20_Contents">Вбиваем </text:p>
          </table:table-cell>
          <table:table-cell table:style-name="Таблица1.A2" office:value-type="string">
            <text:p text:style-name="Table_20_Contents">rails generate controller <text:span text:style-name="T1">Proga1</text:span> input view</text:p>
          </table:table-cell>
        </table:table-row>
        <table:table-row>
          <table:table-cell table:style-name="Таблица1.A3" office:value-type="string">
            <text:p text:style-name="Table_20_Contents">Открываем файл</text:p>
          </table:table-cell>
          <table:table-cell table:style-name="Таблица1.A2" office:value-type="string">
            <text:p text:style-name="Table_20_Contents">C:\Sites\proga1\app\views\<text:span text:style-name="T1">proga1\input.html.erb</text:span> </text:p>
          </table:table-cell>
        </table:table-row>
        <table:table-row>
          <table:table-cell table:style-name="Таблица1.A3" office:value-type="string">
            <text:p text:style-name="P4">Пишем код</text:p>
          </table:table-cell>
          <table:table-cell table:style-name="Таблица1.A2" office:value-type="string">
            <text:p text:style-name="P6">&lt;h1&gt;Page of input chisel&lt;/h1&gt;<text:line-break/><text:line-break/>&lt;%= form_tag("/proga1/view", :method =&gt; "get") do %&gt;<text:line-break/><text:line-break/>&lt;%= label_tag("Chislo 1") %&gt;<text:line-break/>&lt;%= text_field_tag(:c1) %&gt;<text:line-break/>&lt;br/&gt;<text:line-break/><text:line-break/>&lt;br/&gt;<text:line-break/><text:line-break/>&lt;%= label_tag("Chislo 2") %&gt;<text:line-break/>&lt;%= text_field_tag(:c2) %&gt;<text:line-break/>&lt;br/&gt;<text:line-break/><text:line-break/>&lt;br/&gt;<text:line-break/><text:line-break/>&lt;%= submit_tag("Count summa chisel") %&gt;<text:line-break/><text:line-break/>&lt;% end %&gt;</text:p>
          </table:table-cell>
        </table:table-row>
        <table:table-row>
          <table:table-cell table:style-name="Таблица1.A3" office:value-type="string">
            <text:p text:style-name="Table_20_Contents">Открываем файл</text:p>
          </table:table-cell>
          <table:table-cell table:style-name="Таблица1.A2" office:value-type="string">
            <text:p text:style-name="Table_20_Contents">C:\Sites\proga1\app\views\proga1\view.html.erb </text:p>
          </table:table-cell>
        </table:table-row>
        <table:table-row>
          <table:table-cell table:style-name="Таблица1.A3" office:value-type="string">
            <text:p text:style-name="Table_20_Contents">Пишем код</text:p>
          </table:table-cell>
          <table:table-cell table:style-name="Таблица1.A2" office:value-type="string">
            <text:p text:style-name="P6">&lt;h1&gt;Page of answer&lt;/h1&gt;<text:line-break/><text:line-break/>&lt;p id="result"&gt;&lt;%= @result %&gt;&lt;/p&gt;<text:line-break/><text:line-break/>&lt;%= link_to "Go to input page =)", :proga1_input %&gt;</text:p>
          </table:table-cell>
        </table:table-row>
        <table:table-row>
          <table:table-cell table:style-name="Таблица1.A3" office:value-type="string">
            <text:p text:style-name="Table_20_Contents">Открываем файл</text:p>
          </table:table-cell>
          <table:table-cell table:style-name="Таблица1.A2" office:value-type="string">
            <text:p text:style-name="Table_20_Contents">C:\Sites\proga1\app\controllers\proga1_controller.<text:span text:style-name="T1">rb</text:span></text:p>
          </table:table-cell>
        </table:table-row>
        <table:table-row>
          <table:table-cell table:style-name="Таблица1.A3" office:value-type="string">
            <text:p text:style-name="Table_20_Contents">Пишем код</text:p>
          </table:table-cell>
          <table:table-cell table:style-name="Таблица1.A2" office:value-type="string">
            <text:p text:style-name="P10"><text:span text:style-name="T3">class </text:span>Proga1Controller &lt; ApplicationController</text:p>
            <text:p text:style-name="P10"><text:s text:c="2"/><text:span text:style-name="T3">def </text:span>input</text:p>
            <text:p text:style-name="P10"><text:s text:c="2"/><text:span text:style-name="T3">end</text:span></text:p>
            <text:p text:style-name="P10"/>
            <text:p text:style-name="P10"><text:s text:c="2"/><text:span text:style-name="T3">def </text:span>view</text:p>
            <text:p text:style-name="P10"><text:s text:c="4"/>c1 = params<text:span text:style-name="T3">[</text:span><text:span text:style-name="T3">:c1</text:span><text:span text:style-name="T3">]</text:span>;</text:p>
            <text:p text:style-name="P10"><text:s text:c="4"/>c2 = params<text:span text:style-name="T3">[</text:span><text:span text:style-name="T3">:c2</text:span><text:span text:style-name="T3">]</text:span>;</text:p>
            <text:p text:style-name="P10"><text:s text:c="4"/></text:p>
            <text:p text:style-name="P10"><text:s text:c="4"/>k1 = c1<text:span text:style-name="T3">.</text:span>to_i</text:p>
            <text:p text:style-name="P10"><text:s text:c="4"/>k2 = c2<text:span text:style-name="T3">.</text:span>to_i</text:p>
            <text:p text:style-name="P10"><text:s text:c="4"/></text:p>
            <text:p text:style-name="P10"><text:s text:c="4"/>ans = k1 + k2</text:p>
            <text:p text:style-name="P10"><text:s text:c="4"/></text:p>
            <text:p text:style-name="P10"><text:s text:c="4"/><text:span text:style-name="T3">@result </text:span>= ans</text:p>
            <text:p text:style-name="P10"><text:s text:c="4"/></text:p>
            <text:p text:style-name="P10"><text:s text:c="2"/><text:span text:style-name="T3">end</text:span></text:p>
            <text:p text:style-name="P11"><text:span text:style-name="T4"><text:s/></text:span><text:span text:style-name="T5">end</text:span></text:p>
          </table:table-cell>
        </table:table-row>
        <table:table-row>
          <table:table-cell table:style-name="Таблица1.A3" office:value-type="string">
            <text:p text:style-name="P5">Запускаем приложение</text:p>
          </table:table-cell>
          <table:table-cell table:style-name="Таблица1.A2" office:value-type="string">
            <text:p text:style-name="Table_20_Contents">rails s </text:p>
          </table:table-cell>
        </table:table-row>
        <text:soft-page-break/>
        <table:table-row>
          <table:table-cell table:style-name="Таблица1.A3" office:value-type="string">
            <text:p text:style-name="P4">Заходим по ссылке и смотрим, что получилось</text:p>
          </table:table-cell>
          <table:table-cell table:style-name="Таблица1.A2" office:value-type="string">
            <text:p text:style-name="Table_20_Contents">http://localhost:3000/<text:span text:style-name="T1">proga1</text:span>/input</text:p>
          </table:table-cell>
        </table:table-row>
        <table:table-row>
          <table:table-cell table:style-name="Таблица1.A3" office:value-type="string">
            <text:p text:style-name="Table_20_Contents"><text:span text:style-name="T3">Выключаем сервер</text:span> комбинацией клавиш</text:p>
          </table:table-cell>
          <table:table-cell table:style-name="Таблица1.A2" office:value-type="string">
            <text:p text:style-name="P3">Ctrl + C</text:p>
          </table:table-cell>
        </table:table-row>
        <table:table-row>
          <table:table-cell table:style-name="Таблица1.A3" office:value-type="string">
            <text:p text:style-name="Table_20_Contents">Если хочу поменять порт пишу</text:p>
          </table:table-cell>
          <table:table-cell table:style-name="Таблица1.A2" office:value-type="string">
            <text:p text:style-name="P3">rails s -p 3001</text:p>
          </table:table-cell>
        </table:table-row>
        <table:table-row>
          <table:table-cell table:style-name="Таблица1.A2" table:number-columns-spanned="2" office:value-type="string">
            <text:p text:style-name="P8">Формирование <text:span text:style-name="T1">RSS</text:span>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2">Заменяю страницу <text:span text:style-name="T2">view.html.erb</text:span><text:span text:style-name="T1"> </text:span>на <text:span text:style-name="T2">view.rss.erb</text:span>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2">Пишу код в <text:span text:style-name="T2">view.rss.erb</text:span></text:p>
            <text:p text:style-name="P12"/>
            <text:p text:style-name="P9"><text:span text:style-name="T1">&lt;?xml version="1.0" encoding="UTF-8" ?&gt;<text:line-break/>&lt;rss version="2.0"&gt;<text:line-break/> <text:s/>&lt;channel&gt;<text:line-break/> <text:s text:c="3"/>&lt;title&gt;</text:span><text:span text:style-name="T2">My RSS page</text:span><text:span text:style-name="T1">&lt;/title&gt;<text:line-break/> <text:s text:c="3"/>&lt;description&gt;</text:span><text:span text:style-name="T2">Chet chisla</text:span><text:span text:style-name="T1">&lt;/description&gt;<text:line-break/> <text:s text:c="3"/>&lt;% @result.each_with_index do |elem, i| %&gt;<text:line-break/> <text:s text:c="5"/>&lt;item&gt;<text:line-break/> <text:s text:c="7"/>&lt;title&gt;</text:span><text:span text:style-name="T2">Point: &lt;%= i+=1 %&gt;</text:span><text:span text:style-name="T1">&lt;/title&gt;<text:line-break/> <text:s text:c="7"/>&lt;description&gt;&lt;%= elem %&gt;&lt;/description&gt;<text:line-break/> <text:s text:c="5"/>&lt;/item&gt;<text:line-break/> <text:s text:c="3"/>&lt;% end %&gt;<text:line-break/> <text:s/>&lt;/channel&gt;<text:line-break/>&lt;/rss&gt;</text:span></text:p>
            <text:p text:style-name="P13"/>
          </table:table-cell>
          <table:covered-table-cell/>
        </table:table-row>
        <table:table-row>
          <table:table-cell table:style-name="Таблица1.A3" office:value-type="string">
            <text:p text:style-name="Table_20_Contents">Пишу код в <text:span text:style-name="T2">input.html.erb</text:span></text:p>
          </table:table-cell>
          <table:table-cell table:style-name="Таблица1.A2" office:value-type="string">
            <text:p text:style-name="P7">&lt;h1&gt;Chet Input Page&lt;/h1&gt;<text:line-break/><text:line-break/>&lt;%= form_tag("/chet/view.rss", :method =&gt;"get") do %&gt;<text:line-break/><text:tab/>&lt;%= text_field_tag(:s) %&gt;<text:line-break/><text:tab/>&lt;%= submit_tag("Get Result") %&gt;<text:line-break/>&lt;% end %&gt;</text:p>
          </table:table-cell>
        </table:table-row>
        <table:table-row>
          <table:table-cell table:style-name="Таблица1.A3" office:value-type="string">
            <text:p text:style-name="P4">Пишу код в <text:span text:style-name="T3">chet_controller.rb</text:span></text:p>
          </table:table-cell>
          <table:table-cell table:style-name="Таблица1.A2" office:value-type="string">
            <text:p text:style-name="P7">class ChetController &lt; ApplicationController<text:line-break/> <text:s/>def input<text:line-break/> <text:s/>end<text:line-break/><text:line-break/> <text:s/>def view<text:line-break/> <text:s/><text:line-break/> <text:s text:c="3"/>s = params[:s]<text:line-break/> <text:s/><text:line-break/> <text:s text:c="3"/>mass = s.split(' ')<text:line-break/><text:tab/><text:line-break/> <text:s text:c="3"/>@result = mass.select { |x| x.to_i % 2 == 0 }<text:line-break/><text:line-break/> <text:s text:c="3"/><text:span text:style-name="T3">respond_to do |format|<text:line-break/> <text:s text:c="5"/>format.rss<text:line-break/> <text:s text:c="5"/>format.any<text:line-break/> <text:s text:c="3"/>end</text:span><text:line-break/> <text:s text:c="2"/><text:line-break/> <text:s/>end<text:line-break/>end</text:p>
          </table:table-cell>
        </table:table-row>
        <table:table-row>
          <table:table-cell table:style-name="Таблица1.A3" office:value-type="string">
            <text:p text:style-name="P4">Захожу на страницу <text:span text:style-name="T2">Input</text:span></text:p>
          </table:table-cell>
          <table:table-cell table:style-name="Таблица1.A2" office:value-type="string">
            <text:p text:style-name="P3">http://localhost:3000/chet/inpu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5-10-28T23:08:44.58</meta:creation-date>
    <meta:generator>OpenOffice/4.1.1$Win32 OpenOffice.org_project/411m6$Build-9775</meta:generator>
    <dc:date>2015-12-26T22:31:54.11</dc:date>
    <dc:creator>Максим Maxim</dc:creator>
    <meta:editing-duration>PT3H12M54S</meta:editing-duration>
    <meta:editing-cycles>38</meta:editing-cycles>
    <meta:document-statistic meta:table-count="1" meta:image-count="0" meta:object-count="0" meta:page-count="2" meta:paragraph-count="56" meta:word-count="267" meta:character-count="2137"/>
  </office:meta>
</office:document-meta>
</file>